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Cantarell Extra Bold1" svg:font-family="'Cantarell Extra Bold'" style:font-adornments="Extra Bold" style:font-pitch="variable"/>
    <style:font-face style:name="Comfortaa" svg:font-family="Comfortaa" style:font-adornments="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fixed"/>
    <style:font-face style:name="Noto Mono1" svg:font-family="'Noto Mono'"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automatic-styles>
    <style:style style:name="dp1" style:family="drawing-page"/>
    <style:style style:name="gr1" style:family="graphic" style:parent-style-name="Obj_5f_Inner2">
      <style:graphic-properties draw:opacity="100%" draw:textarea-vertical-align="middle" draw:auto-grow-height="false" fo:min-height="6.822cm" fo:min-width="6.572cm"/>
    </style:style>
    <style:style style:name="gr2" style:family="graphic" style:parent-style-name="Default_20_Drawing_20_Style_5f_1">
      <style:graphic-properties draw:opacity="19%" draw:textarea-horizontal-align="justify" draw:textarea-vertical-align="middle" draw:auto-grow-height="false" fo:min-height="6.822cm" fo:min-width="6.572cm"/>
    </style:style>
    <style:style style:name="gr3" style:family="graphic" style:parent-style-name="Obj_5f_Line2">
      <style:graphic-properties draw:opacity="37%" draw:textarea-vertical-align="middle"/>
    </style:style>
    <style:style style:name="gr4" style:family="graphic" style:parent-style-name="standard">
      <style:graphic-properties draw:stroke="solid" svg:stroke-width="0.028cm" svg:stroke-color="#ffffff" draw:marker-start-width="0.242cm" draw:marker-end-width="0.242cm" draw:fill="solid" draw:fill-color="#1c527f" draw:textarea-horizontal-align="center" draw:textarea-vertical-align="middle" fo:min-height="4.065cm" fo:padding-top="0.139cm" fo:padding-bottom="0.139cm" fo:padding-left="0.264cm" fo:padding-right="0.264cm" draw:shadow="hidden"/>
    </style:style>
    <style:style style:name="gr5" style:family="graphic" style:parent-style-name="Obj_5f_Inner">
      <style:graphic-properties fo:min-height="0.195cm" fo:min-width="0cm"/>
    </style:style>
    <style:style style:name="gr6" style:family="graphic" style:parent-style-name="Obj_5f_Inner">
      <style:graphic-properties draw:textarea-horizontal-align="center" draw:textarea-vertical-align="middle" fo:min-height="3.125cm" fo:min-width="6.875cm" draw:shadow="hidden"/>
    </style:style>
    <style:style style:name="gr7" style:family="graphic" style:parent-style-name="Obj_5f_Inner">
      <style:graphic-properties fo:min-height="0.234cm" fo:min-width="0.041cm"/>
    </style:style>
    <style:style style:name="gr8" style:family="graphic" style:parent-style-name="Obj_5f_Inner">
      <style:graphic-properties fo:min-height="0.078cm" fo:min-width="0cm"/>
    </style:style>
    <style:style style:name="gr9" style:family="graphic" style:parent-style-name="Obj_5f_Inner">
      <style:graphic-properties fo:min-height="0.093cm" fo:min-width="0cm"/>
    </style:style>
    <style:style style:name="gr10" style:family="graphic" style:parent-style-name="Obj_5f_Inner">
      <style:graphic-properties fo:min-height="0.084cm" fo:min-width="0cm"/>
    </style:style>
    <style:style style:name="gr11" style:family="graphic" style:parent-style-name="Obj_5f_Inner">
      <style:graphic-properties fo:min-height="0.118cm" fo:min-width="0cm"/>
    </style:style>
    <style:style style:name="gr12" style:family="graphic" style:parent-style-name="Obj_5f_Background">
      <style:graphic-properties fo:min-height="9.706cm" fo:min-width="9.456cm"/>
    </style:style>
    <style:style style:name="gr13" style:family="graphic" style:parent-style-name="standard">
      <style:graphic-properties draw:stroke="none" svg:stroke-color="#000000" draw:fill="solid" draw:fill-color="#ffffff" draw:textarea-horizontal-align="center" draw:textarea-vertical-align="middle" fo:min-height="1.69cm" draw:shadow="hidden"/>
      <style:paragraph-properties style:writing-mode="lr-tb"/>
    </style:style>
    <style:style style:name="gr14" style:family="graphic" style:parent-style-name="Default_20_Drawing_20_Style_5f_1">
      <style:graphic-properties draw:textarea-horizontal-align="justify" draw:textarea-vertical-align="middle" draw:auto-grow-height="false" fo:min-height="4.448cm" fo:min-width="4.179cm" draw:shadow="hidden"/>
    </style:style>
    <style:style style:name="gr15" style:family="graphic" style:parent-style-name="Default_20_Drawing_20_Style_5f_1">
      <style:graphic-properties draw:fill-color="#1c527f" draw:textarea-horizontal-align="center" draw:textarea-vertical-align="middle"/>
    </style:style>
    <style:style style:name="gr16" style:family="graphic" style:parent-style-name="Obj_5f_Inner2">
      <style:graphic-properties draw:fill-color="#236aa5" draw:textarea-horizontal-align="justify" draw:textarea-vertical-align="middle" draw:auto-grow-height="false" fo:min-height="7.375cm" fo:min-width="9.875cm" draw:shadow="hidden"/>
    </style:style>
    <style:style style:name="gr17" style:family="graphic" style:parent-style-name="standard">
      <style:graphic-properties draw:textarea-horizontal-align="justify" draw:textarea-vertical-align="middle" draw:auto-grow-height="false" fo:min-height="0cm" fo:min-width="0cm"/>
    </style:style>
    <style:style style:name="gr18" style:family="graphic" style:parent-style-name="Obj_5f_Inner">
      <style:graphic-properties fo:min-height="0.226cm" fo:min-width="0cm"/>
    </style:style>
    <style:style style:name="gr19"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20" style:family="graphic" style:parent-style-name="Obj_5f_Background">
      <style:graphic-properties fo:min-height="8.774cm" fo:min-width="8.524cm"/>
    </style:style>
    <style:style style:name="gr21" style:family="graphic" style:parent-style-name="Obj_5f_Inner2">
      <style:graphic-properties draw:stroke="none" svg:stroke-color="#000000" draw:fill="solid" draw:fill-color="#ffffff" draw:textarea-horizontal-align="center" draw:textarea-vertical-align="middle" fo:min-height="1.7cm" draw:shadow="hidden"/>
      <style:paragraph-properties style:writing-mode="lr-tb"/>
    </style:style>
    <style:style style:name="gr22" style:family="graphic" style:parent-style-name="standard">
      <style:graphic-properties draw:stroke="none" draw:fill-color="#ffffff" draw:textarea-horizontal-align="justify" draw:textarea-vertical-align="middle" draw:auto-grow-height="false" fo:min-height="0.827cm" fo:min-width="1.873cm"/>
    </style:style>
    <style:style style:name="gr23"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24" style:family="graphic" style:parent-style-name="Obj_5f_Inner">
      <style:graphic-properties fo:min-height="0.36cm" fo:min-width="0.09cm"/>
    </style:style>
    <style:style style:name="gr25" style:family="graphic" style:parent-style-name="Obj_5f_Inner">
      <style:graphic-properties draw:textarea-horizontal-align="center" draw:textarea-vertical-align="middle" fo:min-height="0cm" fo:min-width="3cm"/>
    </style:style>
    <style:style style:name="gr26" style:family="graphic" style:parent-style-name="Obj_5f_Inner">
      <style:graphic-properties fo:min-height="0.361cm" fo:min-width="0.089cm"/>
    </style:style>
    <style:style style:name="gr27" style:family="graphic" style:parent-style-name="Obj_5f_Inner">
      <style:graphic-properties fo:min-height="0.36cm" fo:min-width="0.089cm"/>
    </style:style>
    <style:style style:name="gr28" style:family="graphic" style:parent-style-name="Obj_5f_Inner">
      <style:graphic-properties draw:textarea-horizontal-align="center" draw:textarea-vertical-align="middle" fo:min-height="0cm" fo:min-width="3.15cm"/>
    </style:style>
    <style:style style:name="gr29" style:family="graphic" style:parent-style-name="Obj_5f_Inner">
      <style:graphic-properties draw:textarea-horizontal-align="center" draw:textarea-vertical-align="middle" fo:min-height="0cm" fo:min-width="2.426cm"/>
    </style:style>
    <style:style style:name="gr30" style:family="graphic" style:parent-style-name="Obj_5f_Inner">
      <style:graphic-properties draw:stroke="none" draw:fill="solid" draw:fill-color="#ffffff" draw:textarea-horizontal-align="center" draw:textarea-vertical-align="middle" draw:shadow="hidden"/>
      <style:paragraph-properties style:writing-mode="lr-tb"/>
    </style:style>
    <style:style style:name="gr31" style:family="graphic" style:parent-style-name="Obj_5f_Background">
      <style:graphic-properties fo:min-height="6.698cm" fo:min-width="9.398cm"/>
    </style:style>
    <style:style style:name="gr32" style:family="graphic" style:parent-style-name="standard">
      <style:graphic-properties draw:stroke="none" svg:stroke-color="#000000" draw:fill="solid" draw:fill-color="#ffffff" draw:textarea-horizontal-align="center" draw:textarea-vertical-align="middle" fo:min-height="4.065cm" draw:shadow="hidden"/>
    </style:style>
    <style:style style:name="gr33" style:family="graphic" style:parent-style-name="Obj_5f_Inner">
      <style:graphic-properties fo:min-height="0.369cm" fo:min-width="0.119cm"/>
    </style:style>
    <style:style style:name="gr34" style:family="graphic" style:parent-style-name="Default_20_Drawing_20_Style_5f_1">
      <style:graphic-properties draw:stroke="none" draw:fill-color="#1c527f" draw:textarea-horizontal-align="justify" draw:textarea-vertical-align="middle" draw:auto-grow-height="false" fo:min-height="8.774cm" fo:min-width="8.524cm"/>
    </style:style>
    <style:style style:name="gr35" style:family="graphic" style:parent-style-name="Default_20_Drawing_20_Style_5f_1">
      <style:graphic-properties draw:opacity="19%" draw:textarea-horizontal-align="justify" draw:textarea-vertical-align="middle" draw:auto-grow-height="false" fo:min-height="4.456cm" fo:min-width="4.182cm"/>
    </style:style>
    <style:style style:name="gr36" style:family="graphic" style:parent-style-name="standard">
      <style:graphic-properties draw:stroke="solid" svg:stroke-color="#ffffff" draw:fill="solid" draw:fill-color="#1c527f" draw:textarea-horizontal-align="center" draw:textarea-vertical-align="middle" fo:min-height="4.065cm" draw:shadow="hidden"/>
    </style:style>
    <style:style style:name="gr37" style:family="graphic" style:parent-style-name="Obj_5f_Inner">
      <style:graphic-properties fo:min-height="0.055cm" fo:min-width="0cm"/>
    </style:style>
    <style:style style:name="gr38" style:family="graphic" style:parent-style-name="Obj_5f_Inner">
      <style:graphic-properties fo:min-height="0.082cm" fo:min-width="0cm"/>
    </style:style>
    <style:style style:name="gr39" style:family="graphic" style:parent-style-name="Obj_5f_Inner">
      <style:graphic-properties fo:min-height="0cm" fo:min-width="0cm"/>
    </style:style>
    <style:style style:name="gr40" style:family="graphic" style:parent-style-name="Obj_5f_Inner">
      <style:graphic-properties fo:min-height="0.001cm" fo:min-width="0cm"/>
    </style:style>
    <style:style style:name="gr41" style:family="graphic" style:parent-style-name="Obj_5f_Boundary">
      <style:graphic-properties fo:min-height="6.375cm" fo:min-width="6.125cm"/>
    </style:style>
    <style:style style:name="gr42" style:family="graphic" style:parent-style-name="standard">
      <style:graphic-properties draw:stroke="none" draw:fill-color="#ffffff" draw:textarea-horizontal-align="justify" draw:textarea-vertical-align="middle" draw:auto-grow-height="false" fo:min-height="0.565cm" fo:min-width="1.351cm"/>
    </style:style>
    <style:style style:name="gr43" style:family="graphic" style:parent-style-name="Obj_5f_Inner2">
      <style:graphic-properties draw:stroke="none" svg:stroke-color="#000000" draw:fill="none" draw:fill-color="#ffffff" fo:min-height="1.7cm"/>
      <style:paragraph-properties style:writing-mode="lr-tb"/>
    </style:style>
    <style:style style:name="gr44" style:family="graphic" style:parent-style-name="Obj_5f_Inner2">
      <style:graphic-properties draw:stroke="none" draw:fill="none" fo:min-height="2.118cm"/>
      <style:paragraph-properties style:writing-mode="lr-tb"/>
    </style:style>
    <style:style style:name="gr45"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0.355cm" fo:min-width="0.812cm" fo:padding-top="0.165cm" fo:padding-bottom="0.165cm" fo:padding-left="0.29cm" fo:padding-right="0.29cm"/>
    </style:style>
    <style:style style:name="gr46"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1.502cm" fo:min-width="3.272cm" fo:padding-top="0.165cm" fo:padding-bottom="0.165cm" fo:padding-left="0.29cm" fo:padding-right="0.29cm" draw:shadow="hidden"/>
    </style:style>
    <style:style style:name="gr47" style:family="graphic" style:parent-style-name="Obj_5f_Line1">
      <style:graphic-properties draw:stroke="solid" draw:textarea-vertical-align="middle"/>
    </style:style>
    <style:style style:name="P1" style:family="paragraph">
      <loext:graphic-properties draw:opacity="100%"/>
      <style:paragraph-properties fo:text-align="center"/>
    </style:style>
    <style:style style:name="P2" style:family="paragraph">
      <loext:graphic-properties draw:opacity="19%"/>
      <style:paragraph-properties fo:text-align="center"/>
    </style:style>
    <style:style style:name="P3" style:family="paragraph">
      <loext:graphic-properties draw:opacity="37%"/>
      <style:paragraph-properties fo:text-align="center"/>
    </style:style>
    <style:style style:name="P4" style:family="paragraph">
      <loext:graphic-properties draw:fill="solid" draw:fill-color="#1c527f"/>
      <style:paragraph-properties fo:text-align="center" style:writing-mode="lr-tb"/>
      <style:text-properties fo:color="#1c527f" loext:opacity="100%" style:text-outline="false" style:font-name="Cantarell Extra Bold" fo:font-size="47pt" fo:letter-spacing="-0.032cm" fo:font-weight="bold" fo:background-color="#1c527f" style:font-size-asian="47pt" style:font-weight-asian="bold" style:font-size-complex="47pt" style:font-weight-complex="bold"/>
    </style:style>
    <style:style style:name="P5" style:family="paragraph">
      <style:paragraph-properties fo:text-align="center"/>
    </style:style>
    <style:style style:name="P6" style:family="paragraph">
      <loext:graphic-properties draw:fill="solid" draw:fill-color="#ffffff"/>
      <style:paragraph-properties fo:text-align="center" style:writing-mode="lr-tb"/>
      <style:text-properties fo:color="#ffffff" loext:opacity="100%" style:font-name="Cantarell Extra Bold" fo:font-size="37pt" style:font-size-asian="37pt" style:font-size-complex="37pt"/>
    </style:style>
    <style:style style:name="P7" style:family="paragraph">
      <loext:graphic-properties draw:fill-color="#1c527f"/>
      <style:paragraph-properties fo:text-align="center"/>
    </style:style>
    <style:style style:name="P8" style:family="paragraph">
      <loext:graphic-properties draw:fill-color="#236aa5"/>
      <style:paragraph-properties fo:text-align="center"/>
    </style:style>
    <style:style style:name="P9" style:family="paragraph">
      <loext:graphic-properties draw:fill="solid" draw:fill-color="#ffffff" draw:opacity="100%"/>
      <style:paragraph-properties fo:text-align="center"/>
    </style:style>
    <style:style style:name="P10" style:family="paragraph">
      <loext:graphic-properties draw:fill="solid" draw:fill-color="#ffffff"/>
      <style:paragraph-properties fo:text-align="center" style:writing-mode="lr-tb"/>
      <style:text-properties fo:color="#ffffff" loext:opacity="100%" style:font-name="Comfortaa" fo:font-size="50pt" fo:font-weight="bold" style:font-size-asian="50pt" style:font-weight-asian="bold" style:font-size-complex="50pt" style:font-weight-complex="bold"/>
    </style:style>
    <style:style style:name="P11" style:family="paragraph">
      <loext:graphic-properties draw:fill-color="#ffffff"/>
      <style:paragraph-properties fo:text-align="center"/>
    </style:style>
    <style:style style:name="P12" style:family="paragraph">
      <loext:graphic-properties draw:fill="solid" draw:fill-color="#ffffff"/>
      <style:paragraph-properties fo:text-align="center"/>
      <style:text-properties fo:font-size="50pt" style:font-size-asian="50pt" style:font-size-complex="50pt"/>
    </style:style>
    <style:style style:name="P13" style:family="paragraph">
      <loext:graphic-properties draw:fill="solid" draw:fill-color="#ffffff"/>
      <style:paragraph-properties fo:text-align="center" style:writing-mode="lr-tb"/>
      <style:text-properties fo:color="#ffffff" loext:opacity="100%" style:text-outline="false" style:font-name="Cantarell Extra Bold" fo:font-size="47pt" fo:letter-spacing="-0.032cm" fo:font-weight="bold" fo:background-color="transparent" style:font-size-asian="47pt" style:font-weight-asian="bold" style:font-size-complex="47pt" style:font-weight-complex="bold"/>
    </style:style>
    <style:style style:name="P14" style:family="paragraph">
      <loext:graphic-properties draw:fill="none" draw:fill-color="#ffffff"/>
      <style:paragraph-properties style:writing-mode="lr-tb"/>
      <style:text-properties fo:color="#ffffff" loext:opacity="100%" style:font-name="Cantarell Extra Bold" fo:font-size="26pt" style:font-size-asian="26pt" style:font-size-complex="26pt"/>
    </style:style>
    <style:style style:name="P15" style:family="paragraph">
      <loext:graphic-properties draw:fill="none"/>
      <style:paragraph-properties style:writing-mode="lr-tb"/>
      <style:text-properties fo:font-size="50pt" style:font-size-asian="50pt" style:font-size-complex="50pt"/>
    </style:style>
    <style:style style:name="T1" style:family="text">
      <style:text-properties fo:color="#ffffff" loext:opacity="100%" style:font-name="Cantarell Extra Bold" fo:font-size="40pt" style:font-size-asian="40pt" style:font-size-complex="40pt"/>
    </style:style>
    <style:style style:name="T2" style:family="text">
      <style:text-properties fo:color="#ffffff" loext:opacity="100%" style:font-name="Cantarell Extra Bold" fo:font-size="50pt" style:font-size-asian="50pt" style:font-size-complex="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g>
          <draw:g>
            <draw:custom-shape draw:style-name="gr1" draw:text-style-name="P1" draw:layer="layout" svg:width="10cm" svg:height="10cm" svg:x="0cm" svg:y="0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2" draw:text-style-name="P2" draw:layer="layout" svg:width="10cm" svg:height="10cm" svg:x="0cm" svg:y="0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th draw:style-name="gr3" draw:text-style-name="P3" draw:layer="layout" svg:width="6.718cm" svg:height="4.386cm" draw:transform="skewX (-0.369137136796801) rotate (-1.07198122657492) translate (5.56809377940311cm 0.325115847253027cm)" svg:viewBox="0 0 6719 4387" svg:d="M0 0c6255 0 6719 4387 6719 4387">
              <text:p/>
            </draw:path>
            <draw:path draw:style-name="gr3" draw:text-style-name="P3" draw:layer="layout" svg:width="9.117cm" svg:height="6.95cm" draw:transform="skewX (0.397411470679109) rotate (-0.687485192360567) translate (6.00776113162941cm 0.325123983687162cm)" svg:viewBox="0 0 9118 6951" svg:d="M0 0c8489 2 9118 6951 9118 6951">
              <text:p/>
            </draw:path>
            <draw:path draw:style-name="gr3" draw:text-style-name="P3" draw:layer="layout" svg:width="6.72cm" svg:height="4.383cm" draw:transform="skewX (0.3694862026472) rotate (1.07233029242532) translate (1.28764046916199cm 6.22775167406817cm)" svg:viewBox="0 0 6721 4384" svg:d="M6721 0c-6257-2-6721 4384-6721 4384">
              <text:p/>
            </draw:path>
            <draw:path draw:style-name="gr3" draw:text-style-name="P3" draw:layer="layout" svg:width="9.113cm" svg:height="6.947cm" draw:transform="skewX (-0.396538806053112) rotate (0.688008791136165) translate (-2.97976520220404cm 6.1124679292306cm)" svg:viewBox="0 0 9114 6948" svg:d="M9114 0c-8486-3-9114 6948-9114 6948">
              <text:p/>
            </draw:path>
            <draw:line draw:style-name="gr3" draw:text-style-name="P3" draw:layer="layout" svg:x1="5.01cm" svg:y1="0.143cm" svg:x2="5.01cm" svg:y2="9.815cm">
              <text:p/>
            </draw:line>
            <draw:path draw:style-name="gr3" draw:text-style-name="P3" draw:layer="layout" svg:width="6.72cm" svg:height="4.384cm" draw:transform="skewX (-0.369137136796801) rotate (-2.64295208629501) translate (9.68802311789774cm 5.5140794173269cm)" svg:viewBox="0 0 6721 4385" svg:d="M0 0c6255-1 6721 4385 6721 4385">
              <text:p/>
            </draw:path>
            <draw:path draw:style-name="gr3" draw:text-style-name="P3" draw:layer="layout" svg:width="9.116cm" svg:height="6.948cm" draw:transform="skewX (0.39706240482871) rotate (-2.25863058500586) translate (9.68801481888546cm 5.9537467535665cm)" svg:viewBox="0 0 9117 6949" svg:d="M0 0c8488-1 9117 6949 9117 6949">
              <text:p/>
            </draw:path>
            <draw:path draw:style-name="gr3" draw:text-style-name="P3" draw:layer="layout" svg:width="6.712cm" svg:height="4.387cm" draw:transform="skewX (0.370184334347997) rotate (-0.498989633145179) translate (3.79367906786355cm 1.2341383351356cm)" svg:viewBox="0 0 6713 4388" svg:d="M6713 0c-6255 1-6713 4388-6713 4388">
              <text:p/>
            </draw:path>
            <draw:path draw:style-name="gr3" draw:text-style-name="P3" draw:layer="layout" svg:width="9.117cm" svg:height="6.949cm" draw:transform="skewX (-0.397236937753909) rotate (-0.883136601509131) translate (3.90047156032286cm -3.03903301517832cm)" svg:viewBox="0 0 9118 6950" svg:d="M9118 0c-8487 0-9118 6950-9118 6950">
              <text:p/>
            </draw:path>
            <draw:line draw:style-name="gr3" draw:text-style-name="P3" draw:layer="layout" svg:x1="9.871cm" svg:y1="4.956cm" svg:x2="0.199cm" svg:y2="4.956cm">
              <text:p/>
            </draw:line>
          </draw:g>
          <draw:g>
            <draw:polygon draw:style-name="gr4" draw:text-style-name="P4" draw:layer="layout" svg:width="1.834cm" svg:height="1.679cm" svg:x="0.136cm" svg:y="4.038cm" svg:viewBox="0 0 1835 1680" draw:points="0,1680 407,1680 407,736 755,1422 1073,1422 1428,692 1428,1680 1835,1680 1835,0 1435,0 934,981 404,0 0,0">
              <text:p/>
            </draw:polygon>
            <draw:path draw:style-name="gr4" draw:text-style-name="P4" draw:layer="layout" svg:width="1.311cm" svg:height="1.679cm" svg:x="2.27cm" svg:y="4.038cm" svg:viewBox="0 0 1312 1680" svg:d="M0 1680h419v-493h137l85-3 79-9 76-13 71-20 66-25 63-29 57-34 52-39 47-43 41-48 35-51 30-55 24-60 16-63 10-66 4-70-3-64-8-60-16-57-19-54-27-50-30-46-37-43-42-38-47-33-51-29-57-27-60-20-65-16-70-12-75-7-79-3h-626zM593 368l32 1 29 3 28 5 26 7 26 10 24 10 20 14 21 14 17 16 15 18 14 19 10 20 9 22 8 23 2 25 2 25-2 25-2 25-5 22-9 20-8 19-12 19-13 16-15 15-16 13-19 11-20 11-22 8-24 6-24 5-25 3-28 1h-213v-451z">
              <text:p/>
            </draw:path>
            <draw:polygon draw:style-name="gr4" draw:text-style-name="P4" draw:layer="layout" svg:width="1.452cm" svg:height="1.679cm" svg:x="3.584cm" svg:y="4.038cm" svg:viewBox="0 0 1453 1680" draw:points="518,1680 930,1680 930,368 1453,368 1453,0 0,0 0,368 518,368">
              <text:p/>
            </draw:polygon>
            <draw:path draw:style-name="gr4" draw:text-style-name="P4" draw:layer="layout" svg:width="1.434cm" svg:height="1.679cm" svg:x="5.181cm" svg:y="4.038cm" svg:viewBox="0 0 1435 1680" svg:d="M0 1680h419v-573h187l325 573h504l-419-661 35-20 32-22 32-24 28-25 28-27 25-28 22-31 20-32 19-32 16-35 15-36 10-37 10-39 6-40 4-41 2-42-3-58-9-57-13-51-18-50-24-45-28-43-34-38-38-33-42-31-47-26-51-23-57-19-60-15-64-10-67-8-73-1h-692zM634 365l29 1 28 3 24 5 25 6 22 7 20 9 19 10 17 13 16 13 13 16 10 16 10 18 7 19 5 20 3 22 1 23v21l-3 20-4 19-4 18-8 16-9 14-10 15-11 12-12 11-15 11-16 7-17 7-18 6-20 4-21 2-23 1h-273v-385z">
              <text:p/>
            </draw:path>
            <draw:path draw:style-name="gr4" draw:text-style-name="P4" draw:layer="layout" svg:width="1.706cm" svg:height="1.679cm" svg:x="6.569cm" svg:y="4.038cm" svg:viewBox="0 0 1707 1680" svg:d="M0 1680h448l101-346h587l108 346h463l-574-1680h-534zM663 956l175-585 181 585z">
              <text:p/>
            </draw:path>
            <draw:polygon draw:style-name="gr4" draw:text-style-name="P4" draw:layer="layout" svg:width="1.403cm" svg:height="1.727cm" svg:x="8.304cm" svg:y="4.015cm" svg:viewBox="0 0 1404 1728" draw:points="864,1728 933,1726 1003,1720 1074,1709 1143,1695 1210,1679 1273,1658 1330,1635 1382,1610 1291,1308 1253,1320 1213,1330 1172,1339 1130,1346 1089,1353 1047,1358 1006,1359 966,1361 904,1358 847,1352 791,1340 742,1324 693,1305 650,1280 610,1253 575,1220 543,1184 515,1145 491,1102 472,1055 455,1004 445,952 438,895 435,835 438,780 444,727 454,679 467,632 485,591 507,553 531,518 559,488 591,460 628,436 667,416 709,400 755,387 804,378 857,372 912,371 962,371 1013,375 1064,380 1115,387 1164,396 1209,407 1251,419 1288,434 1404,104 1343,79 1283,58 1223,41 1162,26 1102,15 1041,6 980,1 917,0 818,4 723,16 632,35 546,63 466,96 390,139 320,185 257,241 199,301 147,366 104,439 67,517 38,600 18,688 4,780 0,876 4,971 16,1060 36,1145 63,1225 98,1301 139,1371 187,1435 241,1493 301,1547 366,1594 438,1634 514,1667 594,1693 680,1712 771,1724">
              <text:p/>
            </draw:polygon>
          </draw:g>
          <draw:g>
            <draw:custom-shape draw:style-name="gr5" draw:layer="layout" svg:width="0.644cm" svg:height="0.627cm" draw:transform="skewX (0.230208928338052) rotate (0.230208928338052) translate (1.969cm 2.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4.549cm" svg:height="0.537cm" draw:transform="skewX (0.234223185617639) rotate (0.232303323440445) translate (2.58004305231024cm 2.50970349962793cm)" svg:viewBox="0 0 4550 538" svg:d="M75 270c-21-29-46-54-75-76l85-21 150-30 153-28 159-25 161-22 165-20 168-15 168-13 170-10 173-7 172-3h174l172 3 171 7 171 11 169 11 168 16 165 19 160 22 160 27 153 27 134 28 91-171 938 538-1209-27 70-131-34-9-121-28-126-27-128-22-133-22-136-19-137-15-140-15-142-10-142-7-144-6-145-3h-146l-143 3-144 6-143 7-142 10-139 15-137 16-136 17-132 22-130 24-124 24-123 30-112 29c-9-47-28-91-57-130z">
              <text:p/>
            </draw:path>
          </draw:g>
          <draw:g>
            <draw:custom-shape draw:style-name="gr7" draw:layer="layout" svg:width="0.765cm" svg:height="0.684cm" svg:x="3.942cm" svg:y="2.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4.071cm" svg:height="0.584cm" svg:x="4.688cm" svg:y="2.699cm" svg:viewBox="0 0 4072 585" svg:d="M67 293c-19-30-41-58-67-83l76-22 134-33 137-29 142-28 145-25 147-20 150-18 151-13 153-12 155-7 153-3h155l155 3 153 7 153 12 152 13 149 18 147 20 145 23 141 30 139 29 121 30 81-185 838 585-1082-29 63-143-30-10-109-31-113-27-115-25-118-24-121-20-123-18-125-14-127-12-127-9-130-5-129-3h-130l-130 3-128 5-129 9-125 12-126 14-122 18-123 20-118 22-116 27-112 27-109 31-101 32c-8-50-24-98-50-142z">
              <text:p/>
            </draw:path>
          </draw:g>
          <draw:g>
            <draw:custom-shape draw:style-name="gr8" draw:layer="layout" svg:width="0.63cm" svg:height="0.464cm" draw:transform="skewX (-0.297055038689435) rotate (-0.296182374063438) translate (1.074cm 7.3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2.122cm" svg:height="0.33cm" draw:transform="skewX (-0.293040781409848) rotate (-0.296705972839036) translate (1.7654256044886cm 7.58424619676219cm)" svg:viewBox="0 0 2123 331" svg:d="M16 252c0-16-3-32-7-48l115-5 127-5 124-9 124-10 120-12 119-13 116-15 112-16 108-17 31-5-65-81 1083-16-837 331-82-105-120 17-138 16-142 16-144 14-148 13-149 8-151 9-154 6-58 1c10-25 16-49 16-74z">
              <text:p/>
            </draw:path>
          </draw:g>
          <draw:g>
            <draw:custom-shape draw:style-name="gr9" draw:layer="layout" svg:width="0.485cm" svg:height="0.485cm" svg:x="4.308cm" svg:y="7.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633cm" svg:height="0.345cm" svg:x="4.863cm" svg:y="7.664cm" svg:viewBox="0 0 1634 346" svg:d="M12 263c0-16-2-34-5-50l88-4 98-8 96-8 95-11 93-11 91-13 89-15 86-17 85-18 22-6-49-86 833-16-644 346-63-110-93 18-106 18-109 17-111 13-114 13-114 11-116 7-119 7-45 2c7-25 12-51 12-79z">
              <text:p/>
            </draw:path>
          </draw:g>
          <draw:g>
            <draw:custom-shape draw:style-name="gr10" draw:layer="layout" svg:width="0.485cm" svg:height="0.47cm" draw:transform="skewX (-0.252025543987981) rotate (-0.252025543987982) translate (2.19cm 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633cm" svg:height="0.334cm" draw:transform="skewX (-0.24940755010999) rotate (-0.250105681810787) translate (2.7269255626182cm 6.92816334429241cm)" svg:viewBox="0 0 1634 335" svg:d="M12 254c0-16-2-33-5-48l88-4 98-8 96-8 95-10 93-11 91-14 89-13 86-18 84-17 22-4-48-84 833-15-644 335-63-106-94 17-105 18-109 15-111 14-114 11-114 10-117 7-118 8-45 1c7-25 12-51 12-76z">
              <text:p/>
            </draw:path>
          </draw:g>
          <draw:g>
            <draw:custom-shape draw:style-name="gr9" draw:layer="layout" svg:width="0.484cm" svg:height="0.485cm" svg:x="3.796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633cm" svg:height="0.345cm" svg:x="4.35cm" svg:y="6.423cm" svg:viewBox="0 0 1634 346" svg:d="M12 263c0-16-2-34-5-50l88-4 98-8 96-8 95-11 93-11 91-13 89-15 86-17 85-18 22-6-49-86 833-16-644 346-63-110-93 18-106 18-109 17-111 13-114 13-114 11-116 7-119 7-45 2c7-25 12-51 12-79z">
              <text:p/>
            </draw:path>
          </draw:g>
          <draw:g>
            <draw:custom-shape draw:style-name="gr11" draw:layer="layout" svg:width="0.574cm" svg:height="0.518cm" draw:transform="skewX (-0.444884426333354) rotate (-0.444884426333355) translate (1.161cm 2.171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933cm" svg:height="0.37cm" draw:transform="skewX (0.441393767829366) rotate (-2.70019888576043) translate (3.5033902547281cm 1.88194592484944cm)" svg:viewBox="0 0 1934 371" svg:d="M1921 280c0-18 1-35 6-53l-105-6-116-7-113-9-113-10-109-13-110-15-103-16-104-18-98-19-28-6 57-91-985-17 764 371 74-119 109 19 126 19 128 18 132 14 136 13 135 12 137 9 141 5 52 3c-9-27-13-55-13-84z">
              <text:p/>
            </draw:path>
          </draw:g>
          <draw:g>
            <draw:custom-shape draw:style-name="gr9" draw:layer="layout" svg:width="0.484cm" svg:height="0.485cm" svg:x="6.352cm" svg:y="6.4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633cm" svg:height="0.345cm" svg:x="6.907cm" svg:y="6.496cm" svg:viewBox="0 0 1634 346" svg:d="M12 263c0-16-2-34-5-50l88-4 98-8 96-8 95-11 93-11 91-13 89-15 86-17 85-18 22-6-49-86 833-16-644 346-63-110-93 18-106 18-109 17-111 13-114 13-114 11-116 7-119 7-45 2c7-25 12-51 12-79z">
              <text:p/>
            </draw:path>
          </draw:g>
        </draw:g>
      </draw:page>
      <draw:page draw:name="page2" draw:style-name="dp1" draw:master-page-name="預設">
        <draw:g>
          <draw:g>
            <draw:custom-shape draw:style-name="gr12" draw:layer="layout" svg:width="10cm" svg:height="10cm" svg:x="0cm" svg:y="0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13" draw:text-style-name="P6" draw:layer="layout" svg:width="0.831cm" svg:height="1.481cm" svg:x="0.075cm" svg:y="0.204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13" draw:text-style-name="P6" draw:layer="layout" svg:width="1.275cm" svg:height="1.481cm" svg:x="1.148cm" svg:y="0.204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13" draw:text-style-name="P6" draw:layer="layout" svg:width="1.248cm" svg:height="1.46cm" svg:x="2.694cm" svg:y="0.204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13" draw:text-style-name="P6" draw:layer="layout" svg:width="1.484cm" svg:height="1.46cm" svg:x="3.939cm" svg:y="0.204cm" svg:viewBox="0 0 1485 1461" svg:d="M0 1461h390l88-301h510l94 301h403l-499-1461h-466zM577 831l152-509 158 509z">
              <text:p/>
            </draw:path>
            <draw:polygon draw:style-name="gr13" draw:text-style-name="P6" draw:layer="layout" svg:width="1.126cm" svg:height="1.502cm" svg:x="5.469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13" draw:text-style-name="P6" draw:layer="layout" svg:width="1.126cm" svg:height="1.502cm" svg:x="6.713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13" draw:text-style-name="P6" draw:layer="layout" svg:width="0.37cm" svg:height="1.46cm" svg:x="8.047cm" svg:y="0.204cm" svg:viewBox="0 0 371 1461" draw:points="0,1461 371,1461 371,0 0,0">
              <text:p/>
            </draw:polygon>
            <draw:polygon draw:style-name="gr13" draw:text-style-name="P6" draw:layer="layout" svg:width="1.22cm" svg:height="1.502cm" svg:x="8.645cm" svg:y="0.184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14" draw:text-style-name="P5" draw:layer="layout" svg:width="9.387cm" svg:height="3.417cm" svg:x="0.321cm" svg:y="6.507cm" svg:viewBox="0 0 9388 3418" svg:d="M0 3418c106-325 245-640 416-939 435-754 1059-1379 1809-1815 751-434 1602-664 2469-664s1719 230 2470 664c751 436 1373 1061 1808 1815 171 299 310 614 416 939z">
                <text:p/>
              </draw:path>
              <draw:path draw:style-name="gr15" draw:text-style-name="P7" draw:layer="layout" svg:width="8.538cm" svg:height="1.88cm" svg:x="0.675cm" svg:y="8.045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16" draw:text-style-name="P8" draw:layer="layout" svg:width="9.85cm" svg:height="5.672cm" svg:x="0.073cm" svg:y="4.252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17" draw:text-style-name="P5" draw:layer="layout" svg:width="0.001cm" svg:height="0.074cm" svg:x="5.075cm" svg:y="4.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layer="layout" svg:width="0.672cm" svg:height="0.672cm" svg:x="8.776cm" svg:y="4.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 draw:text-style-name="P9" draw:layer="layout" svg:width="0.892cm" svg:height="2.567cm" svg:x="8.136cm" svg:y="4.883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19" draw:text-style-name="P9" draw:layer="layout" svg:width="1.124cm" svg:height="2.484cm" svg:x="7.872cm" svg:y="4.866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19" draw:text-style-name="P9" draw:layer="layout" svg:width="1.319cm" svg:height="2.355cm" svg:x="7.647cm" svg:y="4.848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19" draw:text-style-name="P9" draw:layer="layout" svg:width="7.618cm" svg:height="2.36cm" svg:x="1.154cm" svg:y="4.619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19" draw:text-style-name="P9" draw:layer="layout" svg:width="7.568cm" svg:height="1.779cm" svg:x="1.195cm" svg:y="4.594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19" draw:text-style-name="P9" draw:layer="layout" svg:width="7.659cm" svg:height="1.286cm" svg:x="1.095cm" svg:y="4.57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19" draw:text-style-name="P9" draw:layer="layout" svg:width="7.711cm" svg:height="0.858cm" svg:x="1.037cm" svg:y="4.55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path draw:style-name="gr19" draw:text-style-name="P9" draw:layer="layout" svg:width="1.566cm" svg:height="2.251cm" svg:x="7.4cm" svg:y="4.848cm" svg:viewBox="0 0 1567 2252" svg:d="M1535 26c10 5 21 9 32 13l-65 96c-4 6-10 11-17 14-7 4-15 6-23 6s-16-2-23-5c-8-3-14-8-18-13-4-6-7-12-7-19s2-13 6-19l66-99c16 9 32 18 49 26zM1331 231c3-6 9-11 16-14 7-4 15-5 24-6 8 0 16 2 23 5s13 8 18 13c4 6 6 12 7 19 0 7-2 13-6 19l-90 134c-4 6-10 10-17 14-7 3-15 5-23 5-8 1-16-1-24-4-7-3-13-8-17-14-5-5-7-12-7-18 0-7 2-14 5-19zM1151 497c4-6 10-11 17-14 7-4 15-6 23-6 9 0 17 2 24 5s13 8 18 13c4 6 6 12 6 19 1 7-1 13-5 19l-90 134c-4 5-10 10-17 14-7 3-15 5-23 5s-17-1-24-4-13-8-18-14c-4-5-6-12-6-19-1-6 1-13 5-19zM972 763c4-6 10-11 17-14 7-4 15-6 23-6s17 1 24 5c7 3 13 7 17 13 5 6 7 12 7 19 1 6-1 13-5 19l-90 133c-4 6-10 11-17 15-7 3-15 5-23 5-9 0-17-1-24-4-7-4-13-8-18-14-4-6-6-12-7-19 0-6 2-13 6-19zM793 1029c4-6 10-11 17-15 7-3 15-5 23-5s16 1 24 4c7 3 13 8 17 14 4 5 7 12 7 19 0 6-2 13-6 19l-90 133c-4 6-9 11-16 14-7 4-15 6-24 6-8 0-16-1-23-5-8-3-14-7-18-13s-7-12-7-19 2-13 6-19zM614 1294c4-6 9-10 16-14 7-3 15-5 24-5 8-1 16 1 23 4 8 3 14 8 18 14 4 5 7 12 7 18 0 7-2 14-6 19l-90 134c-4 6-10 11-17 14-7 4-15 6-23 6s-16-2-24-5c-7-3-13-8-17-13-4-6-7-12-7-19s2-13 6-19zM434 1560c4-6 10-11 17-14 7-4 15-5 23-6 9 0 17 2 24 5s13 8 18 13c4 6 6 13 7 19 0 7-2 13-6 19l-90 134c-4 6-10 11-17 14s-15 5-23 6c-8 0-16-2-24-5-7-3-13-8-17-14-5-5-7-12-7-18 0-7 1-13 5-19zM255 1826c4-6 10-11 17-14 7-4 15-6 23-6 9 0 17 2 24 5s13 8 18 13c4 6 6 12 6 19 1 7-1 13-5 19l-90 134c-4 5-10 10-17 14-7 3-15 5-23 5-9 1-17-1-24-4s-13-8-18-14c-4-5-6-12-6-18-1-7 1-14 5-19zM76 2092c4-6 10-11 17-14 7-4 15-6 23-6s16 1 24 5c7 3 13 7 17 13 5 6 7 12 7 19 0 6-1 13-5 19l-71 104c-4 6-9 11-17 14-7 4-15 6-23 6s-16-1-23-5c-8-3-14-7-18-13s-7-12-7-19c0-6 2-13 6-19z">
              <text:p/>
            </draw:path>
          </draw:g>
        </draw:g>
      </draw:page>
      <draw:page draw:name="page3" draw:style-name="dp1" draw:master-page-name="預設">
        <draw:custom-shape draw:style-name="gr20" draw:layer="layout" svg:width="10cm" svg:height="10cm" svg:x="0cm" svg:y="0cm">
          <text:p/>
          <draw:enhanced-geometry svg:viewBox="0 0 21600 21600" draw:path-stretchpoint-x="10800" draw:path-stretchpoint-y="10800" draw:text-areas="?f3 ?f4 ?f5 ?f6" draw:type="round-rectangle" draw:modifiers="542.1057894210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21" draw:text-style-name="P10" draw:layer="layout" svg:width="1.451cm" svg:height="1.758cm" svg:x="0.213cm" svg:y="3.359cm" svg:viewBox="0 0 1452 1759" svg:d="M0 1759h559l98-4 94-13 90-20 84-28 79-36 74-43 67-50 62-56 55-63 49-70 42-75 35-81 27-86 20-92 13-97 4-101-4-97-11-91-18-86-26-81-32-75-39-70-46-63-53-58-58-51-65-45-71-38-77-32-83-24-88-18-94-11-99-4h-588zM384 1381v-1003h181l55 2 52 7 49 11 46 15 43 19 39 24 36 27 33 32 29 35 25 39 22 42 18 46 14 50 10 52 7 57 2 59-2 57-6 54-9 50-12 47-16 44-20 40-23 36-26 33-30 29-33 25-36 22-39 18-43 13-45 10-49 6-52 2z">
              <text:p/>
            </draw:path>
            <draw:path draw:style-name="gr21" draw:text-style-name="P10" draw:layer="layout" svg:width="1.593cm" svg:height="1.758cm" svg:x="1.735cm" svg:y="3.359cm" svg:viewBox="0 0 1594 1759" svg:d="M0 1759h418l95-362h548l101 362h432l-536-1759h-499zM620 1001l162-613 170 613z">
              <text:p/>
            </draw:path>
            <draw:polygon draw:style-name="gr21" draw:text-style-name="P10" draw:layer="layout" svg:width="1.356cm" svg:height="1.758cm" svg:x="3.329cm" svg:y="3.359cm" svg:viewBox="0 0 1357 1759" draw:points="484,1759 868,1759 868,385 1357,385 1357,0 0,0 0,385 484,385">
              <text:p/>
            </draw:polygon>
            <draw:path draw:style-name="gr21" draw:text-style-name="P10" draw:layer="layout" svg:width="1.593cm" svg:height="1.758cm" svg:x="4.687cm" svg:y="3.359cm" svg:viewBox="0 0 1594 1759" svg:d="M0 1759h418l95-362h548l101 362h432l-536-1759h-499zM620 1001l162-613 170 613z">
              <text:p/>
            </draw:path>
          </draw:g>
          <draw:g>
            <draw:custom-shape draw:style-name="gr22" draw:text-style-name="P11" draw:layer="layout" svg:width="3.355cm" svg:height="1.521cm" svg:x="6.544cm" svg:y="3.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3" draw:text-style-name="P11" draw:layer="layout" svg:width="3.359cm" svg:height="2.514cm" svg:x="6.54cm" svg:y="4.095cm" svg:viewBox="0 0 3360 2515" svg:d="M3137 1151c-148 117-359 213-614 279-255 68-545 102-840 102s-584-34-838-102c-257-66-468-162-616-279-129-102-205-217-221-335-3 19-4 38-4 55 0 134 77 266 224 381 148 116 360 213 615 279 256 66 544 102 839 102s584-36 839-102c256-66 467-163 614-279 127-99 203-210 221-325v778c3 15 4 33 4 50 0 133-77 264-225 381-147 115-358 211-615 278-255 67-543 101-838 101s-585-34-840-101-468-163-614-278c-141-111-219-237-224-365h-4v-1771h18c-10 32-14 65-14 96 0 134 77 266 224 381 148 117 360 213 615 279 256 66 544 102 839 102s584-36 839-102c256-66 467-162 614-279 127-100 203-210 221-325v682c-21 110-95 219-219 317zM3347 0h9v42c-3-15-5-29-9-42z">
              <text:p/>
            </draw:path>
          </draw:g>
          <draw:g>
            <draw:custom-shape draw:style-name="gr24" draw:layer="layout" svg:width="0.832cm" svg:height="0.862cm" svg:x="1.66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layer="layout" svg:width="0.834cm" svg:height="0.862cm" svg:x="6.923cm" svg:y="2.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5" draw:layer="layout" svg:width="4.647cm" svg:height="0.906cm" svg:x="2.498cm" svg:y="1.409cm" svg:viewBox="0 0 4648 907" svg:d="M40 175c0-60-12-120-36-175h4034l610 663c-19 8-37 17-55 27-63 39-117 93-153 158-10 19-20 39-28 59l-504-548h-3908c27-57 40-120 40-184z">
              <text:p/>
            </draw:path>
          </draw:g>
          <draw:g>
            <draw:custom-shape draw:style-name="gr26" draw:layer="layout" svg:width="0.833cm" svg:height="0.863cm" svg:x="0.255cm" svg:y="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layer="layout" svg:width="0.833cm" svg:height="0.862cm" svg:x="5.641cm" svg:y="2.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text-style-name="P5" draw:layer="layout" svg:width="4.551cm" svg:height="0.358cm" svg:x="1.088cm" svg:y="2.343cm" svg:viewBox="0 0 4552 359" svg:d="M42 175c0-60-13-120-37-175h4543c-24 55-38 115-38 177 0 63 15 125 42 182h-4552c28-57 42-120 42-184z">
              <text:p/>
            </draw:path>
          </draw:g>
          <draw:g>
            <draw:custom-shape draw:style-name="gr26" draw:layer="layout" svg:width="0.833cm" svg:height="0.863cm" svg:x="0.5cm" svg:y="7.0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 draw:layer="layout" svg:width="0.834cm" svg:height="0.862cm" svg:x="7.295cm" svg:y="7.08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29" draw:text-style-name="P5" draw:layer="layout" svg:width="5.961cm" svg:height="0.358cm" svg:x="1.333cm" svg:y="7.345cm" svg:viewBox="0 0 5962 359" svg:d="M5922 177c0 63 14 125 40 182h-5962c45-57 69-120 69-184 0-60-20-120-61-175h5951c-24 55-37 115-37 177z">
              <text:p/>
            </draw:path>
          </draw:g>
          <draw:g>
            <draw:path draw:style-name="gr30" draw:text-style-name="P12" draw:layer="layout" svg:width="1.371cm" svg:height="1.867cm" svg:x="0.222cm" svg:y="5.147cm" svg:viewBox="0 0 1372 1868" svg:d="M0 1868h438v-549h144l87-3 84-10 79-15 74-22 70-27 65-33 60-38 55-43 48-48 44-53 37-57 30-62 25-66 18-70 10-73 4-77-3-71-9-68-16-63-21-60-27-55-33-51-38-47-43-42-49-38-54-33-59-28-63-24-69-18-73-13-78-8-81-3h-656zM620 409l33 1 31 4 29 6 28 8 26 10 25 12 22 14 21 16 18 18 16 19 14 21 12 23 9 25 7 26 4 27 1 29-1 27-3 26-6 25-8 23-9 21-12 20-14 19-16 16-17 15-19 13-21 11-23 9-24 7-26 5-28 4-28 1h-223v-501z">
              <text:p/>
            </draw:path>
            <draw:polygon draw:style-name="gr30" draw:text-style-name="P12" draw:layer="layout" svg:width="1.649cm" svg:height="1.895cm" svg:x="1.7cm" svg:y="5.147cm" svg:viewBox="0 0 1650 1896" draw:points="803,1896 897,1892 987,1881 1072,1863 1153,1839 1228,1808 1297,1770 1361,1727 1420,1678 1472,1623 1518,1562 1557,1496 1590,1425 1616,1350 1635,1270 1646,1185 1650,1096 1650,0 1184,0 1184,1150 1183,1189 1179,1226 1172,1261 1162,1294 1150,1325 1135,1353 1117,1378 1097,1402 1075,1422 1050,1440 1023,1456 994,1469 962,1479 928,1486 893,1490 855,1492 811,1490 769,1485 729,1477 693,1465 658,1450 627,1432 598,1411 572,1387 549,1360 529,1330 511,1298 497,1262 486,1225 478,1184 473,1141 471,1096 471,0 0,0 0,1123 4,1211 14,1294 31,1373 55,1447 85,1516 122,1579 165,1637 214,1690 268,1737 329,1778 395,1814 466,1843 543,1866 625,1882 712,1892">
              <text:p/>
            </draw:polygon>
            <draw:path draw:style-name="gr30" draw:text-style-name="P12" draw:layer="layout" svg:width="1.434cm" svg:height="1.867cm" svg:x="3.43cm" svg:y="5.147cm" svg:viewBox="0 0 1435 1868" svg:d="M0 1868h699l81-3 77-8 74-14 70-19 65-24 60-29 56-33 51-38 46-42 40-47 35-50 28-54 23-58 17-61 10-64 3-67-1-43-4-41-6-39-9-38-12-36-13-35-17-33-18-31-21-29-23-28-25-26-28-24-30-22-32-20-34-18-36-16 19-16 17-16 17-18 15-18 14-19 13-20 12-20 11-21 10-22 8-23 7-23 6-24 5-24 3-25 2-25 1-25-3-53-8-49-13-46-18-42-24-40-28-36-34-32-39-30-44-26-49-22-54-19-59-16-64-12-69-9-152-7h-628zM430 366h172l27 1 26 3 24 4 23 6 22 7 20 9 18 10 17 12 15 13 13 14 12 16 9 16 8 18 5 19 3 20 1 21v12l-1 12-2 13-3 11-3 12-4 12-5 11-6 11-6 10-7 11-8 10-9 10-9 10-10 9-23 18h-319zM430 1502v-420h302l28 1 27 3 26 5 24 7 22 8 20 11 19 11 16 14 15 15 13 17 12 18 9 20 7 21 5 22 4 23 1 25-1 24-3 22-4 21-7 20-7 18-10 16-12 15-13 13-15 12-16 10-18 8-20 7-22 6-23 4-25 2-27 1z">
              <text:p/>
            </draw:path>
          </draw:g>
        </draw:g>
      </draw:page>
      <draw:page draw:name="page4" draw:style-name="dp1" draw:master-page-name="預設">
        <draw:custom-shape draw:style-name="gr31" draw:layer="layout" svg:width="10cm" svg:height="7.05cm" svg:x="0cm" svg:y="1cm">
          <text:p/>
          <draw:enhanced-geometry svg:viewBox="0 0 21600 21600" draw:path-stretchpoint-x="10800" draw:path-stretchpoint-y="10800" draw:text-areas="?f3 ?f4 ?f5 ?f6" draw:type="round-rectangle" draw:modifiers="542.1057894210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21" draw:text-style-name="P10" draw:layer="layout" svg:width="1.451cm" svg:height="1.758cm" svg:x="0.213cm" svg:y="3.359cm" svg:viewBox="0 0 1452 1759" svg:d="M0 1759h559l98-4 94-13 90-20 84-28 79-36 74-43 67-50 62-56 55-63 49-70 42-75 35-81 27-86 20-92 13-97 4-101-4-97-11-91-18-86-26-81-32-75-39-70-46-63-53-58-58-51-65-45-71-38-77-32-83-24-88-18-94-11-99-4h-588zM384 1381v-1003h181l55 2 52 7 49 11 46 15 43 19 39 24 36 27 33 32 29 35 25 39 22 42 18 46 14 50 10 52 7 57 2 59-2 57-6 54-9 50-12 47-16 44-20 40-23 36-26 33-30 29-33 25-36 22-39 18-43 13-45 10-49 6-52 2z">
              <text:p/>
            </draw:path>
            <draw:path draw:style-name="gr21" draw:text-style-name="P10" draw:layer="layout" svg:width="1.593cm" svg:height="1.758cm" svg:x="1.735cm" svg:y="3.359cm" svg:viewBox="0 0 1594 1759" svg:d="M0 1759h418l95-362h548l101 362h432l-536-1759h-499zM620 1001l162-613 170 613z">
              <text:p/>
            </draw:path>
            <draw:polygon draw:style-name="gr21" draw:text-style-name="P10" draw:layer="layout" svg:width="1.356cm" svg:height="1.758cm" svg:x="3.329cm" svg:y="3.359cm" svg:viewBox="0 0 1357 1759" draw:points="484,1759 868,1759 868,385 1357,385 1357,0 0,0 0,385 484,385">
              <text:p/>
            </draw:polygon>
            <draw:path draw:style-name="gr21" draw:text-style-name="P10" draw:layer="layout" svg:width="1.593cm" svg:height="1.758cm" svg:x="4.687cm" svg:y="3.359cm" svg:viewBox="0 0 1594 1759" svg:d="M0 1759h418l95-362h548l101 362h432l-536-1759h-499zM620 1001l162-613 170 613z">
              <text:p/>
            </draw:path>
          </draw:g>
          <draw:g>
            <draw:custom-shape draw:style-name="gr22" draw:text-style-name="P11" draw:layer="layout" svg:width="3.355cm" svg:height="1.521cm" svg:x="6.544cm" svg:y="3.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3" draw:text-style-name="P11" draw:layer="layout" svg:width="3.359cm" svg:height="2.514cm" svg:x="6.54cm" svg:y="4.095cm" svg:viewBox="0 0 3360 2515" svg:d="M3137 1151c-148 117-359 213-614 279-255 68-545 102-840 102s-584-34-838-102c-257-66-468-162-616-279-129-102-205-217-221-335-3 19-4 38-4 55 0 134 77 266 224 381 148 116 360 213 615 279 256 66 544 102 839 102s584-36 839-102c256-66 467-163 614-279 127-99 203-210 221-325v778c3 15 4 33 4 50 0 133-77 264-225 381-147 115-358 211-615 278-255 67-543 101-838 101s-585-34-840-101-468-163-614-278c-141-111-219-237-224-365h-4v-1771h18c-10 32-14 65-14 96 0 134 77 266 224 381 148 117 360 213 615 279 256 66 544 102 839 102s584-36 839-102c256-66 467-162 614-279 127-100 203-210 221-325v682c-21 110-95 219-219 317zM3347 0h9v42c-3-15-5-29-9-42z">
              <text:p/>
            </draw:path>
          </draw:g>
          <draw:g>
            <draw:custom-shape draw:style-name="gr24" draw:layer="layout" svg:width="0.832cm" svg:height="0.862cm" svg:x="1.66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layer="layout" svg:width="0.834cm" svg:height="0.862cm" svg:x="6.923cm" svg:y="2.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5" draw:layer="layout" svg:width="4.647cm" svg:height="0.906cm" svg:x="2.498cm" svg:y="1.409cm" svg:viewBox="0 0 4648 907" svg:d="M40 175c0-60-12-120-36-175h4034l610 663c-19 8-37 17-55 27-63 39-117 93-153 158-10 19-20 39-28 59l-504-548h-3908c27-57 40-120 40-184z">
              <text:p/>
            </draw:path>
          </draw:g>
          <draw:g>
            <draw:custom-shape draw:style-name="gr26" draw:layer="layout" svg:width="0.833cm" svg:height="0.863cm" svg:x="0.255cm" svg:y="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layer="layout" svg:width="0.833cm" svg:height="0.862cm" svg:x="5.641cm" svg:y="2.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text-style-name="P5" draw:layer="layout" svg:width="4.551cm" svg:height="0.358cm" svg:x="1.088cm" svg:y="2.343cm" svg:viewBox="0 0 4552 359" svg:d="M42 175c0-60-13-120-37-175h4543c-24 55-38 115-38 177 0 63 15 125 42 182h-4552c28-57 42-120 42-184z">
              <text:p/>
            </draw:path>
          </draw:g>
          <draw:g>
            <draw:custom-shape draw:style-name="gr26" draw:layer="layout" svg:width="0.833cm" svg:height="0.863cm" svg:x="0.5cm" svg:y="7.0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 draw:layer="layout" svg:width="0.834cm" svg:height="0.862cm" svg:x="7.295cm" svg:y="7.08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29" draw:text-style-name="P5" draw:layer="layout" svg:width="5.961cm" svg:height="0.358cm" svg:x="1.333cm" svg:y="7.345cm" svg:viewBox="0 0 5962 359" svg:d="M5922 177c0 63 14 125 40 182h-5962c45-57 69-120 69-184 0-60-20-120-61-175h5951c-24 55-37 115-37 177z">
              <text:p/>
            </draw:path>
          </draw:g>
          <draw:g>
            <draw:path draw:style-name="gr30" draw:text-style-name="P12" draw:layer="layout" svg:width="1.371cm" svg:height="1.867cm" svg:x="0.222cm" svg:y="5.147cm" svg:viewBox="0 0 1372 1868" svg:d="M0 1868h438v-549h144l87-3 84-10 79-15 74-22 70-27 65-33 60-38 55-43 48-48 44-53 37-57 30-62 25-66 18-70 10-73 4-77-3-71-9-68-16-63-21-60-27-55-33-51-38-47-43-42-49-38-54-33-59-28-63-24-69-18-73-13-78-8-81-3h-656zM620 409l33 1 31 4 29 6 28 8 26 10 25 12 22 14 21 16 18 18 16 19 14 21 12 23 9 25 7 26 4 27 1 29-1 27-3 26-6 25-8 23-9 21-12 20-14 19-16 16-17 15-19 13-21 11-23 9-24 7-26 5-28 4-28 1h-223v-501z">
              <text:p/>
            </draw:path>
            <draw:polygon draw:style-name="gr30" draw:text-style-name="P12" draw:layer="layout" svg:width="1.649cm" svg:height="1.895cm" svg:x="1.7cm" svg:y="5.147cm" svg:viewBox="0 0 1650 1896" draw:points="803,1896 897,1892 987,1881 1072,1863 1153,1839 1228,1808 1297,1770 1361,1727 1420,1678 1472,1623 1518,1562 1557,1496 1590,1425 1616,1350 1635,1270 1646,1185 1650,1096 1650,0 1184,0 1184,1150 1183,1189 1179,1226 1172,1261 1162,1294 1150,1325 1135,1353 1117,1378 1097,1402 1075,1422 1050,1440 1023,1456 994,1469 962,1479 928,1486 893,1490 855,1492 811,1490 769,1485 729,1477 693,1465 658,1450 627,1432 598,1411 572,1387 549,1360 529,1330 511,1298 497,1262 486,1225 478,1184 473,1141 471,1096 471,0 0,0 0,1123 4,1211 14,1294 31,1373 55,1447 85,1516 122,1579 165,1637 214,1690 268,1737 329,1778 395,1814 466,1843 543,1866 625,1882 712,1892">
              <text:p/>
            </draw:polygon>
            <draw:path draw:style-name="gr30" draw:text-style-name="P12" draw:layer="layout" svg:width="1.434cm" svg:height="1.867cm" svg:x="3.43cm" svg:y="5.147cm" svg:viewBox="0 0 1435 1868" svg:d="M0 1868h699l81-3 77-8 74-14 70-19 65-24 60-29 56-33 51-38 46-42 40-47 35-50 28-54 23-58 17-61 10-64 3-67-1-43-4-41-6-39-9-38-12-36-13-35-17-33-18-31-21-29-23-28-25-26-28-24-30-22-32-20-34-18-36-16 19-16 17-16 17-18 15-18 14-19 13-20 12-20 11-21 10-22 8-23 7-23 6-24 5-24 3-25 2-25 1-25-3-53-8-49-13-46-18-42-24-40-28-36-34-32-39-30-44-26-49-22-54-19-59-16-64-12-69-9-152-7h-628zM430 366h172l27 1 26 3 24 4 23 6 22 7 20 9 18 10 17 12 15 13 13 14 12 16 9 16 8 18 5 19 3 20 1 21v12l-1 12-2 13-3 11-3 12-4 12-5 11-6 11-6 10-7 11-8 10-9 10-9 10-10 9-23 18h-319zM430 1502v-420h302l28 1 27 3 26 5 24 7 22 8 20 11 19 11 16 14 15 15 13 17 12 18 9 20 7 21 5 22 4 23 1 25-1 24-3 22-4 21-7 20-7 18-10 16-12 15-13 13-15 12-16 10-18 8-20 7-22 6-23 4-25 2-27 1z">
              <text:p/>
            </draw:path>
          </draw:g>
        </draw:g>
      </draw:page>
      <draw:page draw:name="page5" draw:style-name="dp1" draw:master-page-name="預設">
        <draw:g>
          <draw:custom-shape draw:style-name="gr20"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32" draw:text-style-name="P13" draw:layer="layout" svg:width="1.256cm" svg:height="1.15cm" svg:x="1.743cm" svg:y="4.554cm" svg:viewBox="0 0 1257 1151" draw:points="0,1151 279,1151 279,504 517,974 735,974 978,474 978,1151 1257,1151 1257,0 983,0 640,672 277,0 0,0">
            <text:p/>
          </draw:polygon>
          <draw:path draw:style-name="gr32" draw:text-style-name="P13" draw:layer="layout" svg:width="0.898cm" svg:height="1.15cm" svg:x="3.205cm" svg:y="4.554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32" draw:text-style-name="P13" draw:layer="layout" svg:width="0.994cm" svg:height="1.15cm" svg:x="4.105cm" svg:y="4.554cm" svg:viewBox="0 0 995 1151" draw:points="355,1151 637,1151 637,252 995,252 995,0 0,0 0,252 355,252">
            <text:p/>
          </draw:polygon>
          <draw:path draw:style-name="gr32" draw:text-style-name="P13" draw:layer="layout" svg:width="0.982cm" svg:height="1.15cm" svg:x="5.199cm" svg:y="4.554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32" draw:text-style-name="P13" draw:layer="layout" svg:width="1.168cm" svg:height="1.15cm" svg:x="6.15cm" svg:y="4.554cm" svg:viewBox="0 0 1169 1151" svg:d="M0 1151h307l69-237h402l74 237h317l-393-1151h-366zM454 655l120-401 124 401z">
            <text:p/>
          </draw:path>
          <draw:polygon draw:style-name="gr32" draw:text-style-name="P13" draw:layer="layout" svg:width="0.961cm" svg:height="1.183cm" svg:x="7.338cm" svg:y="4.538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33" draw:layer="layout" svg:width="0.875cm" svg:height="0.875cm" svg:x="1.75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5.647cm" svg:height="0.749cm" svg:x="2.602cm" svg:y="1.7cm" svg:viewBox="0 0 5648 750" svg:d="M92 376c-25-40-56-75-92-107l105-27 186-43 191-39 197-35 200-31 205-27 208-22 209-18 213-14 213-9 214-4h215l214 4 213 9 213 14 210 18 207 22 204 27 200 30 197 36 191 39 168 39 113-238 1162 750-1501-36 87-185-41-12-151-39-156-37-160-32-165-30-167-26-171-22-174-19-176-15-177-11-178-8-180-4h-180l-179 4-179 8-177 11-176 15-173 19-171 22-169 26-164 29-161 33-155 36-151 40-141 41c-10-64-33-126-70-182z">
            <text:p/>
          </draw:path>
        </draw:g>
        <draw:g>
          <draw:custom-shape draw:style-name="gr33" draw:layer="layout" svg:width="0.875cm" svg:height="0.875cm" svg:x="2.75cm" svg:y="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4.647cm" svg:height="0.749cm" svg:x="3.602cm" svg:y="2.7cm" svg:viewBox="0 0 4648 750" svg:d="M76 376c-21-40-47-75-76-107l86-27 154-43 157-39 162-35 165-31 168-27 171-22 172-18 175-14 176-9 176-4h177l176 4 175 9 175 14 173 18 170 22 169 27 165 30 162 36 157 39 137 39 93-238 957 750-1235-36 72-185-34-12-124-39-129-37-131-32-136-30-138-26-141-22-142-19-146-15-145-11-147-8-148-4h-148l-147 4-147 8-147 11-144 15-143 19-140 22-139 26-135 29-132 33-128 36-125 40-115 41c-9-64-28-126-58-182z">
            <text:p/>
          </draw:path>
        </draw:g>
        <draw:g>
          <draw:custom-shape draw:style-name="gr33" draw:layer="layout" svg:width="0.875cm" svg:height="0.875cm" svg:x="1.68cm" svg:y="7.12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5.717cm" svg:height="0.749cm" draw:transform="rotate (-3.14159265358979) translate (8.25023543387812cm 8.25027080425783cm)" svg:viewBox="0 0 5718 750" svg:d="M5625 376c26-40 57-75 93-107l-106-27-189-43-193-39-199-35-203-31-207-27-211-22-211-18-216-14-216-9-216-4h-218l-217 4-215 9-215 14-213 18-210 22-207 27-203 30-199 36-193 39-170 39-114-238-1177 750 1520-36-89-185 42-12 153-39 158-37 162-32 167-30 170-26 173-22 175-19 179-15 178-11 181-8 183-4h182l181 4 181 8 180 11 177 15 175 19 174 22 170 26 166 29 163 33 157 36 154 40 142 41c10-64 34-126 71-182z">
            <text:p/>
          </draw:path>
        </draw:g>
        <draw:g>
          <draw:custom-shape draw:style-name="gr33" draw:layer="layout" svg:width="0.875cm" svg:height="0.875cm" svg:x="4.25cm" svg:y="6.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2.946cm" svg:height="0.624cm" svg:x="5.25cm" svg:y="6.625cm" svg:viewBox="0 0 2947 625" svg:d="M22 475c0-30-3-60-9-89l158-9 177-12 173-16 171-18 168-22 165-25 160-27 156-30 151-33 41-10-88-154 1502-30-1163 625-113-198-167 32-191 33-197 30-200 25-205 22-207 18-210 15-212 12-82 3c14-46 22-93 22-142z">
            <text:p/>
          </draw:path>
        </draw:g>
      </draw:page>
      <draw:page draw:name="page6" draw:style-name="dp1" draw:master-page-name="預設">
        <draw:g>
          <draw:g>
            <draw:custom-shape draw:style-name="gr34" draw:text-style-name="P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 draw:text-style-name="P2" draw:layer="layout" svg:width="6.62cm" svg:height="6.654cm" svg:x="1.697cm" svg:y="1.65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th draw:style-name="gr3" draw:text-style-name="P3" draw:layer="layout" svg:width="4.602cm" svg:height="3.003cm" draw:transform="skewX (-0.369311669722) rotate (-1.07215575950012) translate (5.43314440084498cm 1.75070416419607cm)" svg:viewBox="0 0 4603 3004" svg:d="M0 0c4285-1 4603 3004 4603 3004">
              <text:p/>
            </draw:path>
            <draw:path draw:style-name="gr3" draw:text-style-name="P3" draw:layer="layout" svg:width="6.244cm" svg:height="4.759cm" draw:transform="skewX (0.39706240482871) rotate (-0.687834258210965) translate (5.73431652619304cm 1.75070984906346cm)" svg:viewBox="0 0 6245 4760" svg:d="M0 0c5814-1 6245 4760 6245 4760">
              <text:p/>
            </draw:path>
            <draw:path draw:style-name="gr3" draw:text-style-name="P3" draw:layer="layout" svg:width="4.602cm" svg:height="3.004cm" draw:transform="skewX (0.369137136796801) rotate (1.07198122657492) translate (2.49992035688659cm 5.79269566802364cm)" svg:viewBox="0 0 4603 3005" svg:d="M4603 0c-4285 0-4603 3005-4603 3005">
              <text:p/>
            </draw:path>
            <draw:path draw:style-name="gr3" draw:text-style-name="P3" draw:layer="layout" svg:width="6.244cm" svg:height="4.76cm" draw:transform="skewX (-0.39706240482871) rotate (0.687659725285766) translate (-0.424982547561731cm 5.71455676146649cm)" svg:viewBox="0 0 6245 4761" svg:d="M6245 0c-5814 0-6245 4761-6245 4761">
              <text:p/>
            </draw:path>
            <draw:line draw:style-name="gr3" draw:text-style-name="P3" draw:layer="layout" svg:x1="5.051cm" svg:y1="1.626cm" svg:x2="5.051cm" svg:y2="8.251cm">
              <text:p/>
            </draw:line>
            <draw:path draw:style-name="gr3" draw:text-style-name="P3" draw:layer="layout" svg:width="4.602cm" svg:height="3.003cm" draw:transform="skewX (-0.369311669722) rotate (-2.64295208629501) translate (8.25529583580393cm 5.30514440084498cm)" svg:viewBox="0 0 4603 3004" svg:d="M0 0c4285-1 4603 3004 4603 3004">
              <text:p/>
            </draw:path>
            <draw:path draw:style-name="gr3" draw:text-style-name="P3" draw:layer="layout" svg:width="6.244cm" svg:height="4.759cm" draw:transform="skewX (0.39706240482871) rotate (-2.25863058500586) translate (8.25529015093654cm 5.60631652619305cm)" svg:viewBox="0 0 6245 4760" svg:d="M0 0c5814-1 6245 4760 6245 4760">
              <text:p/>
            </draw:path>
            <draw:path draw:style-name="gr3" draw:text-style-name="P3" draw:layer="layout" svg:width="4.602cm" svg:height="3.004cm" draw:transform="skewX (0.369137136796801) rotate (-0.49881510021998) translate (4.2133043319763cm 2.37192035688661cm)" svg:viewBox="0 0 4603 3005" svg:d="M4603 0c-4285 0-4603 3005-4603 3005">
              <text:p/>
            </draw:path>
            <draw:path draw:style-name="gr3" draw:text-style-name="P3" draw:layer="layout" svg:width="6.244cm" svg:height="4.76cm" draw:transform="skewX (-0.39706240482871) rotate (-0.883136601509131) translate (4.29144323853351cm -0.552982547561735cm)" svg:viewBox="0 0 6245 4761" svg:d="M6245 0c-5814 0-6245 4761-6245 4761">
              <text:p/>
            </draw:path>
            <draw:line draw:style-name="gr3" draw:text-style-name="P3" draw:layer="layout" svg:x1="8.38cm" svg:y1="4.923cm" svg:x2="1.755cm" svg:y2="4.923cm">
              <text:p/>
            </draw:line>
          </draw:g>
        </draw:g>
        <draw:g>
          <draw:polygon draw:style-name="gr36" draw:text-style-name="P4" draw:layer="layout" svg:width="1.256cm" svg:height="1.15cm" svg:x="1.743cm" svg:y="4.266cm" svg:viewBox="0 0 1257 1151" draw:points="0,1151 279,1151 279,504 517,974 735,974 978,474 978,1151 1257,1151 1257,0 983,0 640,672 277,0 0,0">
            <text:p/>
          </draw:polygon>
          <draw:path draw:style-name="gr36" draw:text-style-name="P4"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36" draw:text-style-name="P4" draw:layer="layout" svg:width="0.994cm" svg:height="1.15cm" svg:x="4.105cm" svg:y="4.266cm" svg:viewBox="0 0 995 1151" draw:points="355,1151 637,1151 637,252 995,252 995,0 0,0 0,252 355,252">
            <text:p/>
          </draw:polygon>
          <draw:path draw:style-name="gr36" draw:text-style-name="P4"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36" draw:text-style-name="P4" draw:layer="layout" svg:width="1.168cm" svg:height="1.15cm" svg:x="6.15cm" svg:y="4.266cm" svg:viewBox="0 0 1169 1151" svg:d="M0 1151h307l69-237h402l74 237h317l-393-1151h-366zM454 655l120-401 124 401z">
            <text:p/>
          </draw:path>
          <draw:polygon draw:style-name="gr36" draw:text-style-name="P4"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37"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38"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39"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39"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39"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39"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40"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39"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118cm" svg:height="0.236cm" svg:x="6.381cm" svg:y="5.95cm" svg:viewBox="0 0 1119 237" svg:d="M8 180c0-11-1-23-3-34l60-3 67-5 66-6 65-7 64-8 62-9 61-10 59-12 58-12 15-4-33-59 570-11-441 237-43-75-64 12-72 12-75 12-76 9-78 9-78 7-80 5-81 5-31 1c5-17 8-35 8-54z">
            <text:p/>
          </draw:path>
        </draw:g>
      </draw:page>
      <draw:page draw:name="page7" draw:style-name="dp1" draw:master-page-name="預設">
        <draw:g>
          <draw:custom-shape draw:style-name="gr20"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layer="layout" svg:width="6.625cm" svg:height="6.625cm" svg:x="1.688cm" svg:y="1.688cm">
            <text:p/>
            <draw:enhanced-geometry svg:viewBox="0 0 21600 21600" draw:type="rectangle" draw:enhanced-path="M 0 0 L 21600 0 21600 21600 0 21600 0 0 Z N"/>
          </draw:custom-shape>
        </draw:g>
        <draw:g>
          <draw:custom-shape draw:style-name="gr42" draw:text-style-name="P11" draw:layer="layout" svg:width="2.617cm" svg:height="1.151cm" svg:x="5.65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3" draw:text-style-name="P11" draw:layer="layout" svg:width="2.62cm" svg:height="1.902cm" svg:x="5.65cm" svg:y="6.397cm" svg:viewBox="0 0 2621 1903" svg:d="M2447 871c-115 88-280 161-479 211-199 51-425 77-655 77s-456-26-654-77c-200-50-365-123-480-211-101-77-160-164-173-253-2 14-3 28-3 42 0 101 60 200 175 288 115 87 281 160 480 210 199 51 424 78 654 78s456-27 655-78c199-50 364-123 479-210 99-76 158-160 172-247v588c2 13 3 25 3 39 0 101-60 200-175 288-115 87-280 160-480 211-199 50-424 76-654 76s-456-26-655-76c-199-51-365-124-479-211-110-84-171-179-175-276h-3v-1340h14c-8 24-11 49-11 73 0 101 60 201 175 288 115 88 281 160 480 211s424 77 654 77 456-26 655-77 364-123 479-211c99-76 158-159 172-246v516c-16 84-74 167-171 240zM2611 0h7v32c-2-11-4-22-7-32z">
            <text:p/>
          </draw:path>
        </draw:g>
        <draw:g>
          <draw:frame draw:style-name="gr43" draw:text-style-name="P14" draw:layer="layout" svg:width="7.382cm" svg:height="1.95cm" svg:x="1.45cm" svg:y="5.5cm">
            <draw:text-box>
              <text:p><text:span text:style-name="T1">DATA</text:span></text:p>
            </draw:text-box>
          </draw:frame>
          <draw:g>
            <draw:frame draw:style-name="gr44" draw:text-style-name="P15" draw:layer="layout" svg:width="6.75cm" svg:height="2.368cm" svg:x="1.45cm" svg:y="6.435cm">
              <draw:text-box>
                <text:p><text:span text:style-name="T2">HUB</text:span></text:p>
              </draw:text-box>
            </draw:frame>
            <draw:g>
              <draw:custom-shape draw:style-name="gr45" draw:text-style-name="P11" draw:layer="layout" svg:width="1.968cm" svg:height="0.967cm" svg:x="1.703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6" draw:text-style-name="P11" draw:layer="layout" svg:width="1.97cm" svg:height="1.598cm" svg:x="1.701cm" svg:y="4.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45" draw:text-style-name="P11" draw:layer="layout" svg:width="1.968cm" svg:height="0.967cm" svg:x="1.702cm" svg:y="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6" draw:text-style-name="P11"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line draw:style-name="gr47" draw:text-style-name="P5" draw:layer="layout" svg:x1="3.9cm" svg:y1="2.8cm" svg:x2="8cm" svg:y2="2.8cm">
              <text:p/>
            </draw:line>
            <draw:line draw:style-name="gr47" draw:text-style-name="P5" draw:layer="layout" svg:x1="3.9cm" svg:y1="4.8cm" svg:x2="7.65cm" svg:y2="4.8cm">
              <text:p/>
            </draw:line>
          </draw:g>
        </draw:g>
        <draw:line draw:style-name="gr47" draw:text-style-name="P5" draw:layer="layout" svg:x1="7.65cm" svg:y1="5.65cm" svg:x2="7.65cm" svg:y2="4.8cm">
          <text:p/>
        </draw:line>
        <draw:line draw:style-name="gr47" draw:text-style-name="P5" draw:layer="layout" svg:x1="8cm" svg:y1="5.75cm" svg:x2="8cm" svg:y2="2.8cm">
          <text:p/>
        </draw:line>
      </draw:page>
      <draw:page draw:name="page8" draw:style-name="dp1" draw:master-page-name="預設">
        <draw:g>
          <draw:custom-shape draw:style-name="gr20"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layer="layout" svg:width="6.625cm" svg:height="6.625cm" svg:x="1.688cm" svg:y="1.688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Cantarell Extra Bold1" svg:font-family="'Cantarell Extra Bold'" style:font-adornments="Extra Bold" style:font-pitch="variable"/>
    <style:font-face style:name="Comfortaa" svg:font-family="Comfortaa" style:font-adornments="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fixed"/>
    <style:font-face style:name="Noto Mono1" svg:font-family="'Noto Mono'"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none" draw:stroke-dash="Dot" svg:stroke-width="0cm" svg:stroke-color="#f0f0f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nux Biolinum O1" fo:font-family="'Linux Biolinum O'" style:font-style-name="Regular"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_5f_Inner" style:display-name="Obj_Inner" style:family="graphic" style:parent-style-name="standard">
      <style:graphic-properties draw:stroke="none" draw:stroke-dash="Dash_20_Dot_20_4" draw:fill="solid" draw:fill-color="#ffffff" draw:textarea-horizontal-align="justify" draw:textarea-vertical-align="middle" draw:auto-grow-height="false" fo:min-height="3.375cm" fo:min-width="3.875cm"/>
      <style:paragraph-properties fo:text-align="center"/>
      <style:text-properties fo:color="#1c527f" loext:opacity="100%" style:font-name="Cantarell Extra Bold1" fo:font-family="'Cantarell Extra Bold'" style:font-style-name="Extra Bold" style:font-pitch="variable" fo:font-size="40pt" fo:font-weight="800"/>
    </style:style>
    <style:style style:name="Obj_5f_Background" style:display-name="Obj_Background" style:family="graphic" style:parent-style-name="standard">
      <style:graphic-properties draw:stroke="none" draw:fill-color="#1c527f" draw:textarea-horizontal-align="justify" draw:textarea-vertical-align="middle" draw:auto-grow-height="false" fo:min-height="8.774cm" fo:min-width="8.524cm"/>
      <style:paragraph-properties fo:text-align="center"/>
    </style:style>
    <style:style style:name="Obj_5f_Inner2" style:display-name="Obj_Inner2" style:family="graphic" style:parent-style-name="standard">
      <style:graphic-properties draw:stroke="none" draw:stroke-dash="Dash_20_Dot_20_4" draw:fill="solid" draw:fill-color="#1c527f" fo:min-height="1.33cm" fo:min-width="1.33cm"/>
    </style:style>
    <style:style style:name="Obj_5f_Boundary" style:display-name="Obj_Boundary" style:family="graphic" style:parent-style-name="standard">
      <style:graphic-properties draw:stroke="dash" draw:stroke-dash="Dot" svg:stroke-color="#ffffff" svg:stroke-linecap="butt" draw:fill="none" draw:textarea-horizontal-align="justify" draw:textarea-vertical-align="middle" draw:auto-grow-height="false" fo:min-height="6.375cm" fo:min-width="6.125cm"/>
      <style:paragraph-properties fo:text-align="center"/>
    </style:style>
    <style:style style:name="Obj_5f_Line2" style:display-name="Obj_Line2" style:family="graphic" style:parent-style-name="standard">
      <style:graphic-properties draw:stroke="dash" draw:stroke-dash="Dash_20__28_Rounded_29_" svg:stroke-width="0.159cm" svg:stroke-color="#1c527f" draw:marker-start-width="0.438cm" draw:marker-end-width="0.438cm" svg:stroke-linecap="round" fo:padding-top="0.204cm" fo:padding-bottom="0.204cm" fo:padding-left="0.329cm" fo:padding-right="0.329cm"/>
    </style:style>
    <style:style style:name="Obj_5f_Line1" style:display-name="Obj_Line1" style:family="graphic" style:parent-style-name="standard">
      <style:graphic-properties draw:stroke="dash" draw:stroke-dash="Dash_20__28_Rounded_29_" svg:stroke-width="0.16cm" svg:stroke-color="#ffffff" draw:marker-start-width="0.44cm" draw:marker-end-width="0.44cm" svg:stroke-linecap="round"/>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預設"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5T11:16:17.046409167</meta:creation-date>
    <dc:date>2023-03-17T13:12:33.957152915</dc:date>
    <dc:creator>Yen-Sen Lu</dc:creator>
    <meta:editing-duration>PT23H30M25S</meta:editing-duration>
    <meta:editing-cycles>21</meta:editing-cycles>
    <meta:generator>LibreOffice/7.3.7.2$Linux_X86_64 LibreOffice_project/30$Build-2</meta:generator>
    <meta:document-statistic meta:object-count="216"/>
  </office:meta>
</office:document-meta>
</file>